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vesh@Devesh:~/work$ vi config.txt</text:p>
      <text:p text:style-name="Standard">devesh@Devesh:~/work$ sed 's/localhost/127.0.0.1/g' config.txt &gt; updated_config.txt</text:p>
      <text:p text:style-name="Standard">devesh@Devesh:~/work$ cat config.txt</text:p>
      <text:p text:style-name="Standard"># Sample Configuration File</text:p>
      <text:p text:style-name="Standard"/>
      <text:p text:style-name="Standard">server = localhost</text:p>
      <text:p text:style-name="Standard"/>
      <text:p text:style-name="Standard">database_host = localhost</text:p>
      <text:p text:style-name="Standard"/>
      <text:p text:style-name="Standard">port = 3306</text:p>
      <text:p text:style-name="Standard"/>
      <text:p text:style-name="Standard">api_url = http://localhost:8080</text:p>
      <text:p text:style-name="Standard"/>
      <text:p text:style-name="Standard">log_path = /var/log/localhost</text:p>
      <text:p text:style-name="Standard"/>
      <text:p text:style-name="Standard">timeout = 30</text:p>
      <text:p text:style-name="Standard"/>
      <text:p text:style-name="Standard">devesh@Devesh:~/work$ cat updated_config.txt</text:p>
      <text:p text:style-name="Standard"># Sample Configuration File</text:p>
      <text:p text:style-name="Standard"/>
      <text:p text:style-name="Standard">server = 127.0.0.1</text:p>
      <text:p text:style-name="Standard"/>
      <text:p text:style-name="Standard">database_host = 127.0.0.1</text:p>
      <text:p text:style-name="Standard"/>
      <text:p text:style-name="Standard">port = 3306</text:p>
      <text:p text:style-name="Standard"/>
      <text:p text:style-name="Standard">api_url = http://127.0.0.1:8080</text:p>
      <text:p text:style-name="Standard"/>
      <text:p text:style-name="Standard">log_path = /var/log/127.0.0.1</text:p>
      <text:p text:style-name="Standard"/>
      <text:p text:style-name="Standard">timeout = 30</text:p>
      <text:p text:style-name="Standard"/>
      <text:p text:style-name="Standard">devesh@Devesh:~/work$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1T14:50:10.111294005</meta:creation-date>
    <dc:date>2025-02-01T14:50:55.122091010</dc:date>
    <meta:editing-duration>PT47S</meta:editing-duration>
    <meta:editing-cycles>1</meta:editing-cycles>
    <meta:document-statistic meta:table-count="0" meta:image-count="0" meta:object-count="0" meta:page-count="1" meta:paragraph-count="19" meta:word-count="60" meta:character-count="526" meta:non-whitespace-character-count="484"/>
    <meta:generator>LibreOffice/7.3.7.2$Linux_X86_64 LibreOffice_project/30$Build-2</meta:generator>
  </office:meta>
</office:document-meta>
</file>